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UISelectpackagNOTE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// I used comment syntax to identify differences between this and jaiabot/src/web/package.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": "mui-select-testing",</text:p>
            <text:p>    "version": "1.0.0",</text:p>
            <text:p>    "private": true,</text:p>
            <text:p>    "scripts": {</text:p>
            <text:p>        "start": "react-scripts start",</text:p>
            <text:p>        "build": "react-scripts build",</text:p>
            <text:p>        "test": "react-scripts test", //"test": "jest" when changed tests fail</text:p>
            <text:p>        "eject": "react-scripts ejec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},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pendencies": {</text:p>
            <text:p>        "@emotion/react": "^11.11.1", //"^11.10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otion/styled": "^11.11.1", //"^11.10.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@mui/material": "^5.15.8", //"^5.14.16</text:p>
          </table:table-cell>
          <table:table-cell table:style-name="ce1" table:number-columns-repeated="1023"/>
        </table:table-row>
        <table:table-row table:style-name="ro4">
          <table:table-cell table:style-name="ce1" office:value-type="string" calcext:value-type="string">
            <text:p>react": "^18.2.0", //"^18.2.0" Same but ours is in devDepenencies</text:p>
            <text:p>        "react-dom": "^18.2.0", //"^18.2.0" Same but ours is in devDepenencies</text:p>
            <text:p>        "react-scripts": "5.0.1", //NOT Found in our package</text:p>
            <text:p>        "typescript": "^4.9.5" //"^4.9.5" Same now but this was originally ^5.1.6</text:p>
            <text:p>        //react-scripts@5.0.1 has a peer dependency on typescript version ^3.2.1 || ^4</text:p>
            <text:p>        //but ours is in devDepenencies</text:p>
            <text:p>    },</text:p>
            <text:p>    "devDependencies": {</text:p>
            <text:p>        "@testing-library/jest-dom": "^5.17.0", //"^6.4.5" ours is in dependencies</text:p>
            <text:p>        "@testing-library/react": "^14.0.0", //"^15.0.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@testing-library/user-event": "^14.4.3", //NOT in our package (probably not needed yet)</text:p>
            <text:p>        "@types/jest": "^29.5.3", //"^29.5.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types/node": "^20.6.2", //"^20.6.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types/react": "^18.2.15", //"^18.3.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types/react-dom": "^18.2.7" //"^18.3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}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rowserslist": {</text:p>
            <text:p>        "production": [</text:p>
            <text:p>            "&gt;0.2%",</text:p>
            <text:p>            "not dead",</text:p>
            <text:p>            "not op_mini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],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evelopment": [</text:p>
            <text:p>            "last 1 chrome version",</text:p>
            <text:p>            "last 1 firefox version",</text:p>
            <text:p>            "last 1 safari 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13:44:53.644514691</dc:date>
    <meta:editing-duration>P8DT4H50M10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